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tor email:</text:p>
      <text:p text:style-name="Standard"/>
      <text:p text:style-name="P1">Hi Nate. This is Peter. We spoke earlier on the phone. </text:p>
      <text:p text:style-name="P1"/>
      <text:p text:style-name="P1">So these are the details for the shoot:</text:p>
      <text:p text:style-name="P1"/>
      <text:p text:style-name="P1">The shoot is for filmed content for our game "Roulette". The game consists of branching sequences of video clips that get played based on player input. The point of the game is both as something that will hopefully be emotionally compelling but also a little bit as a satire. The game will be released for free and entered into gammaIV, a competition that will showcase the entries at this years GDC (game developer's conference) in San Francisco. </text:p>
      <text:p text:style-name="P1"/>
      <text:p text:style-name="P1">The projected deadline for this game is the 31st.</text:p>
      <text:p text:style-name="P1">You should only need to come in once for this shoot.</text:p>
      <text:p text:style-name="P1"/>
      <text:p text:style-name="P1">You can download the script here. Note that it is in a little non-standard in format since the game is somewhat non-linear http://deleterian.com/files/RussianRoulette_script.pdf</text:p>
      <text:p text:style-name="P1"/>
      <text:p text:style-name="P1">Also, if you are under 18 please bring this somewhat poorly written release form signed by your parent or legal guardian. Otherwise, I'll have one you can sign when you come in. http://deleterian.com/files/releaseform.doc</text:p>
      <text:p text:style-name="P1"/>
      <text:p text:style-name="P1">if you have any questions please call 4089168218 or reply to this email.</text:p>
      <text:p text:style-name="P1"/>
      <text:p text:style-name="P1">Thanks!</text:p>
      <text:p text:style-name="P1"/>
      <text:p text:style-name="P1">-P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0T22:20:12</meta:creation-date>
    <meta:document-statistic meta:table-count="0" meta:image-count="0" meta:object-count="0" meta:page-count="1" meta:paragraph-count="11" meta:word-count="189" meta:character-count="1138"/>
    <dc:date>2010-01-20T22:20:25</dc:date>
    <meta:editing-duration>PT00H00M14S</meta:editing-duration>
    <meta:editing-cycles>1</meta:editing-cycles>
    <meta:generator>OpenOffice.org/3.0$Linux OpenOffice.org_project/300m15$Build-9379</meta:generator>
  </office:meta>
</office:document-meta>
</file>